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language="en" fo:country="US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9pt" fo:language="en" fo:country="US" fo:font-weight="bold" style:font-size-asian="9pt" style:font-weight-asian="bold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9pt" fo:language="en" fo:country="US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9pt" style:font-size-asian="9p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10pt" fo:language="en" fo:country="U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language="en" fo:country="US"/>
    </style:style>
    <style:style style:name="P9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fo:break-before="page" style:vertical-align="auto" style:writing-mode="lr-tb"/>
      <style:text-properties fo:color="#ff0000" fo:font-size="9pt" fo:language="en" fo:country="US" fo:font-weight="bold" style:font-size-asian="9pt" style:font-weight-asian="bold" style:font-size-complex="9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  <style:text-properties officeooo:paragraph-rsid="00087dcf"/>
    </style:style>
    <style:style style:name="P12" style:family="paragraph" style:parent-style-name="Standard">
      <style:paragraph-properties fo:margin-left="0.2362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13" style:family="paragraph" style:parent-style-name="Standard">
      <style:paragraph-properties fo:margin-left="0.2362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font-size="9pt" fo:language="en" fo:country="US" fo:font-weight="bold" style:font-size-asian="9pt" style:font-weight-asian="bold" style:font-size-complex="9pt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fo:language="en" fo:country="US" officeooo:rsid="00087dcf"/>
    </style:style>
    <style:style style:name="T7" style:family="text">
      <style:text-properties fo:color="#ff0000" fo:language="en" fo:country="US" fo:font-weight="bold" style:font-weight-asian="bold"/>
    </style:style>
    <style:style style:name="T8" style:family="text">
      <style:text-properties fo:color="#ff0000" fo:language="en" fo:country="US" officeooo:rsid="000e1e88"/>
    </style:style>
    <style:style style:name="T9" style:family="text">
      <style:text-properties fo:color="#ff0000" fo:font-size="9pt" fo:language="en" fo:country="US" fo:font-weight="bold" style:font-size-asian="9pt" style:font-weight-asian="bold" style:font-size-complex="9pt"/>
    </style:style>
    <style:style style:name="T10" style:family="text">
      <style:text-properties fo:color="#ff0000" fo:font-size="9pt" fo:language="en" fo:country="US" style:font-size-asian="9pt" style:font-size-complex="9pt"/>
    </style:style>
    <style:style style:name="T11" style:family="text">
      <style:text-properties fo:color="#ff0000" fo:font-size="9pt" fo:font-weight="bold" style:font-size-asian="9pt" style:font-weight-asian="bold" style:font-size-complex="9pt"/>
    </style:style>
    <style:style style:name="T12" style:family="text">
      <style:text-properties fo:color="#ff0000" fo:font-size="9pt" style:font-size-asian="9pt" style:font-size-complex="9pt"/>
    </style:style>
    <style:style style:name="T13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4. GPIO programming: Assume that BASE is the base address of a GPIO, and the GPIO registers are at the offset </text:span><text:span text:style-name="T1">addresses IODIR, IOSET, IOCLR, IOPIN. The following shows how to define them as constants in ARM assembly code and C.</text:span></text:p>
      <text:p text:style-name="P1"><text:span text:style-name="T1">.set BASE, 0x101E4000 // #define BASE 0x101E4000</text:span></text:p>
      <text:p text:style-name="P1"><text:span text:style-name="T1">.set IODIR, 0x000 // #define IODIR 0x000</text:span></text:p>
      <text:p text:style-name="P1"><text:span text:style-name="T1">.set IOSET, 0x004 // #define IOSET 0x004</text:span></text:p>
      <text:p text:style-name="P1"><text:span text:style-name="T1">.set IOCLR, 0x008 // #define IOCLR 0x008</text:span></text:p>
      <text:p text:style-name="P1"><text:span text:style-name="T1">.set IOPIN, 0x00C // #define IOPIN 0x00C</text:span></text:p>
      <text:p text:style-name="P1"><text:span text:style-name="T1">Write a GPIO control program in both assembly and C to perform the following tasks.</text:span></text:p>
      <text:p text:style-name="P1"><text:span text:style-name="T1">(1). Program the GPIO pins as specified in Sect. 2.8.1.</text:span></text:p>
      <text:p text:style-name="P1"><text:span text:style-name="T1">(2). Determine the state of the GPIO pins.</text:span></text:p>
      <text:p text:style-name="P1"><text:span text:style-name="T1">(3). Modify the control program to make the LED blink while the input switch is closed.</text:span></text:p>
      <text:p text:style-name="P7"><text:span text:style-name="T5">I can’t simulate this but I think it would be something like this:</text:span></text:p>
      <text:p text:style-name="P6"/>
      <text:p text:style-name="P7"><text:span text:style-name="T5">**Note: Base adress for the GPIO0 registers is 0x101E4000, where we have 4, 32 bit registers, each bit </text:span><text:span text:style-name="T8">is</text:span><text:span text:style-name="T5"> 1 IO pin</text:span></text:p>
      <text:p text:style-name="P7"><text:span text:style-name="T5">IODIR(Base + 0): set pin as input (0) or output (1)</text:span></text:p>
      <text:p text:style-name="P7"><text:span text:style-name="T5">IOSET(Base + 4 bytes): set pin as high/3.3V (1)</text:span></text:p>
      <text:p text:style-name="P7"><text:span text:style-name="T5">IOCLR(Base + 8 bytes): set pin as low/gnd/0V (1)</text:span></text:p>
      <text:p text:style-name="P7"><text:span text:style-name="T5">IOPIN(Base + 12 bytes): read pin status, low(0) or high(1)</text:span></text:p>
      <text:p text:style-name="P7"><text:span text:style-name="T5">-Program: Simple code which sets pin0 as input and pin1 as output. pin0 is connected to a switch which is low in rest and high when is being pressed. pin1 is connected to the positive pin of a 3.3V led. The negative of the led is connected to gnd. If the switch is being pressed (pin0 = 1) then the led turns on (set pin1 to high).</text:span></text:p>
      <text:p text:style-name="P7"><text:span text:style-name="T5">The assembly code I think </text:span><text:span text:style-name="T8">it</text:span><text:span text:style-name="T5"> shold be something like this:</text:span></text:p>
      <text:p text:style-name="P7"><text:span text:style-name="T5"/></text:p>
      <text:p text:style-name="P1"><text:span text:style-name="T10">*****Assembly program****</text:span></text:p>
      <text:p text:style-name="P4"/>
      <text:p text:style-name="P1"><text:span text:style-name="T9"><text:tab/>.textxp</text:span></text:p>
      <text:p text:style-name="P1"><text:span text:style-name="T9"><text:tab/>.global start</text:span></text:p>
      <text:p text:style-name="P1"><text:span text:style-name="T9"><text:tab/></text:span></text:p>
      <text:p text:style-name="P1"><text:span text:style-name="T9"><text:tab/>start:</text:span></text:p>
      <text:p text:style-name="P1"><text:span text:style-name="T9"><text:tab/><text:tab/>ldr sp, =stack_top</text:span></text:p>
      <text:p text:style-name="P1"><text:span text:style-name="T9"><text:tab/><text:tab/>mov r0, BASE<text:tab/><text:tab/><text:tab/>//use r0 as Base adress</text:span></text:p>
      <text:p text:style-name="P1"><text:span text:style-name="T9"><text:tab/><text:tab/>mov r1, #2<text:tab/><text:tab/><text:tab/>//r1 = 2 = 0010 (lower 4 bits), pin0 = 0, pin1 = 1. the others (p2 to p31) are 0</text:span></text:p>
      <text:p text:style-name="P1"><text:span text:style-name="T9"><text:tab/><text:tab/>str r1, [r0, #IODIR]<text:tab/><text:tab/>//r1(..0010) to IODIOR, pin1 = output, pin0 (and p2 to 31) inputs.</text:span></text:p>
      <text:p text:style-name="P1"><text:span text:style-name="T9"><text:tab/><text:tab/>str r1, [r0, #IOCLR]<text:tab/><text:tab/>//r1 to IOCLR, set pin1 as low</text:span></text:p>
      <text:p text:style-name="P1"><text:span text:style-name="T9"><text:tab/>turn_off:</text:span></text:p>
      <text:p text:style-name="P1"><text:span text:style-name="T9"><text:tab/><text:tab/>mov r1, #0<text:tab/><text:tab/><text:tab/>//r1 = 0</text:span></text:p>
      <text:p text:style-name="P1"><text:span text:style-name="T9"><text:tab/><text:tab/>str r1, [r0, #IOSET]<text:tab/><text:tab/>//No pins are high (IOSET = 0x00000000)</text:span></text:p>
      <text:p text:style-name="P1"><text:span text:style-name="T9"><text:tab/>loop:<text:tab/>//Checks input p0 by polling</text:span></text:p>
      <text:p text:style-name="P1"><text:span text:style-name="T9"><text:tab/><text:tab/>ldr r1, [r0, #IOPIN]<text:tab/><text:tab/>//r1 = get IOPIN, pin values</text:span></text:p>
      <text:p text:style-name="P1"><text:span text:style-name="T9"><text:tab/><text:tab/>tst r1, #1<text:tab/><text:tab/><text:tab/><text:tab/>// test ( same as ands) r1 &amp;&amp; 0x01, same as IOPIN &amp;&amp; 0x01, and modify flags values, tests if pin0 is 1</text:span></text:p>
      <text:p text:style-name="P1"><text:span text:style-name="T9"><text:tab/><text:tab/>BNE turn_off<text:tab/><text:tab/><text:tab/>// If not (BNE, If not equals), goes back to turning of the led</text:span></text:p>
      <text:p text:style-name="P1"><text:span text:style-name="T9"><text:tab/><text:tab/>mov r1, #2<text:tab/><text:tab/><text:tab/>//else, r1 = 2 = …0010</text:span></text:p>
      <text:p text:style-name="P1"><text:span text:style-name="T9"><text:tab/><text:tab/>str r1, [r0, #IOSET]<text:tab/><text:tab/>//store r1 to IOSET, sets pin1 as high (3.3v) turning ON the led</text:span></text:p>
      <text:p text:style-name="P1"><text:span text:style-name="T9"><text:tab/><text:tab/>bl loop<text:tab/><text:tab/><text:tab/><text:tab/>//goes back to loop</text:span></text:p>
      <text:p text:style-name="P1"><text:span text:style-name="T9"><text:tab/><text:tab/></text:span></text:p>
      <text:p text:style-name="P1"><text:span text:style-name="T9"><text:tab/>.data</text:span></text:p>
      <text:p text:style-name="P1"><text:span text:style-name="T9"><text:tab/>.set BASE, 0x101E4000<text:tab/><text:tab/>//define Base 0x101E4000</text:span></text:p>
      <text:p text:style-name="P1"><text:span text:style-name="T9"><text:tab/>.set IODIR, 0x000</text:span></text:p>
      <text:p text:style-name="P1"><text:span text:style-name="T9"><text:tab/>.set IOSET, 0x004</text:span></text:p>
      <text:p text:style-name="P1"><text:span text:style-name="T9"><text:tab/>.set IOCLR, 0x008</text:span></text:p>
      <text:p text:style-name="P1"><text:span text:style-name="T9"><text:tab/>.set IOPIN, 0x00C</text:span></text:p>
      <text:p text:style-name="P8"/>
      <text:p text:style-name="P8"><text:soft-page-break/></text:p>
      <text:p text:style-name="P8"><text:span text:style-name="T11">**Note: I’m not very confident about the C code. Very few examples (most of them very hard to understand) about how to use C for modifiying memory directly.</text:span></text:p>
      <text:p text:style-name="P1"><text:span text:style-name="T12">********C Code*******</text:span></text:p>
      <text:p text:style-name="P5"/>
      <text:p text:style-name="P1"><text:span text:style-name="T11">#define BASE 0x101E4000<text:tab/><text:tab/></text:span></text:p>
      <text:p text:style-name="P1"><text:span text:style-name="T9">#define IODIR 0x000</text:span></text:p>
      <text:p text:style-name="P1"><text:span text:style-name="T9">#define IOSET 0x004</text:span></text:p>
      <text:p text:style-name="P1"><text:span text:style-name="T9">#define IOCLR 0x008</text:span></text:p>
      <text:p text:style-name="P1"><text:span text:style-name="T9">#define IOPIN 0x00C</text:span></text:p>
      <text:p text:style-name="P3"/>
      <text:p text:style-name="P1"><text:span text:style-name="T9">void main(){</text:span></text:p>
      <text:p text:style-name="P1"><text:span text:style-name="T9"><text:tab/></text:span><text:span text:style-name="T11">unsigned int base = (unsigned int *) BASE;<text:tab/><text:tab/>//*base = valor, escribe en base. <text:tab/>valor = *base, lee de base</text:span></text:p>
      <text:p text:style-name="P1"><text:span text:style-name="T11"><text:tab/></text:span><text:span text:style-name="T9">*(base+IODIR) = 0x02<text:tab/><text:tab/>//sets pin1 as output, the others as inputs</text:span></text:p>
      <text:p text:style-name="P1"><text:span text:style-name="T9"><text:tab/>*(base+IOSET) = 0<text:tab/><text:tab/><text:tab/>//no pins set as high</text:span></text:p>
      <text:p text:style-name="P1"><text:span text:style-name="T1"><text:tab/></text:span><text:span text:style-name="T9">*(base+IOCLR) = 0x02<text:tab/><text:tab/>//set pin1 as low</text:span></text:p>
      <text:p text:style-name="P1"><text:span text:style-name="T1"><text:tab/></text:span><text:span text:style-name="T9">while(1){</text:span></text:p>
      <text:p text:style-name="P1"><text:span text:style-name="T1"><text:tab/><text:tab/></text:span><text:span text:style-name="T9">if( *(base + IOPIN) &amp;&amp; 0x01 ){ <text:tab/><text:tab/>//same as tst 0x01, pin0 is 1, switch pressed</text:span></text:p>
      <text:p text:style-name="P1"><text:span text:style-name="T9"><text:tab/><text:tab/><text:tab/>*(base+IOSET) = 0x02<text:tab/><text:tab/><text:tab/>//pin1 set as high</text:span></text:p>
      <text:p text:style-name="P1"><text:span text:style-name="T9"><text:tab/><text:tab/>}</text:span></text:p>
      <text:p text:style-name="P1"><text:span text:style-name="T9"><text:tab/><text:tab/>else <text:s/>*(base+IOSET) = 0<text:tab/><text:tab/><text:tab/>//if not, pin1 set as low</text:span></text:p>
      <text:p text:style-name="P1"><text:span text:style-name="T9"><text:tab/>}</text:span></text:p>
      <text:p text:style-name="P1"><text:span text:style-name="T9">}</text:span></text:p>
      <text:p text:style-name="P8"/>
      <text:p text:style-name="P9"/>
      <text:p text:style-name="P1"><text:span text:style-name="T9">**Note: I’m not very confident about the C code. Very few examples (most of them very hard to understand) about how to use C for modifiying memory directly.</text:span></text:p>
      <text:p text:style-name="P1"><text:span text:style-name="T12">********C Code*******</text:span></text:p>
      <text:p text:style-name="P5"/>
      <text:p text:style-name="P1"><text:span text:style-name="T11">#define BASE 0x101E4000<text:tab/><text:tab/></text:span></text:p>
      <text:p text:style-name="P1"><text:span text:style-name="T9">#define IODIR 0x000</text:span></text:p>
      <text:p text:style-name="P1"><text:span text:style-name="T9">#define IOSET 0x004</text:span></text:p>
      <text:p text:style-name="P1"><text:span text:style-name="T9">#define IOCLR 0x008</text:span></text:p>
      <text:p text:style-name="P1"><text:span text:style-name="T9">#define IOPIN 0x00C</text:span></text:p>
      <text:p text:style-name="P3"/>
      <text:p text:style-name="P1"><text:span text:style-name="T9">void main(){</text:span></text:p>
      <text:p text:style-name="P1"><text:span text:style-name="T9"><text:tab/></text:span><text:span text:style-name="T11">unsigned int base = (unsigned int *) BASE;<text:tab/><text:tab/>//*base = valor, escribe en base. <text:tab/>valor = *base, lee de base</text:span></text:p>
      <text:p text:style-name="P1"><text:span text:style-name="T11"><text:tab/></text:span><text:span text:style-name="T9">*(base+IODIR) = 0x02<text:tab/><text:tab/>//sets pin1 as output, the others as inputs</text:span></text:p>
      <text:p text:style-name="P1"><text:span text:style-name="T9"><text:tab/>*(base+IOSET) = 0<text:tab/><text:tab/><text:tab/>//no pins set as high</text:span></text:p>
      <text:p text:style-name="P1"><text:span text:style-name="T1"><text:tab/></text:span><text:span text:style-name="T9">*(base+IOCLR) = 0x02<text:tab/><text:tab/>//set pin1 as low</text:span></text:p>
      <text:p text:style-name="P1"><text:span text:style-name="T1"><text:tab/></text:span><text:span text:style-name="T9">while(1){</text:span></text:p>
      <text:p text:style-name="P1"><text:span text:style-name="T1"><text:tab/><text:tab/></text:span><text:span text:style-name="T9">if( *(base + IOPIN) &amp;&amp; 0x01 ){ <text:tab/><text:tab/>//same as tst 0x01, pin0 is 1, switch pressed</text:span></text:p>
      <text:p text:style-name="P1"><text:span text:style-name="T9"><text:tab/><text:tab/><text:tab/>*(base+IOSET) = 0x02<text:tab/><text:tab/><text:tab/>//pin1 set as high</text:span></text:p>
      <text:p text:style-name="P1"><text:span text:style-name="T9"><text:tab/><text:tab/>}</text:span></text:p>
      <text:p text:style-name="P1"><text:span text:style-name="T9"><text:tab/><text:tab/>else <text:s/>*(base+IOSET) = 0<text:tab/><text:tab/><text:tab/>//if not, pin1 set as low</text:span></text:p>
      <text:p text:style-name="P1"><text:span text:style-name="T9"><text:tab/>}</text:span></text:p>
      <text:p text:style-name="P1"><text:span text:style-name="T9">}</text:span></text:p>
      <text:p text:style-name="P1"><text:span text:style-name="T9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4:40:57.919077642</meta:creation-date>
    <dc:date>2018-06-10T04:53:31.448866542</dc:date>
    <meta:editing-duration>PT12M3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732" meta:character-count="3969" meta:non-whitespace-character-count="3196"/>
  </office:meta>
</office:document-meta>
</file>